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9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81201</text:p>
      <text:p text:style-name="P9">Last Update: 130526 <text:s/>(Valid for 2.64beta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31440012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31444310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/Diluent 1 (%O2, %He)</text:p>
      <text:p text:style-name="P9">Byte 21-22:</text:p>
      <text:p text:style-name="P9">Gas/Diluent 2 (%O2, %He)</text:p>
      <text:p text:style-name="P9">Byte 23-24:</text:p>
      <text:p text:style-name="P9">Gas/Diluent 3 (%O2, %He)</text:p>
      <text:p text:style-name="P9">Byte 25-26:</text:p>
      <text:p text:style-name="P9">Gas/Diluent 4 (%O2, %He)</text:p>
      <text:p text:style-name="P9">Byte 27-28:</text:p>
      <text:p text:style-name="P9">Gas/Diluent 5 (%O2, %He)</text:p>
      <text:p text:style-name="P5">List will store OC gases in OC modes and Diluents in CC modes (=&gt;2.58beta)</text:p>
      <text:p text:style-name="P9"><text:soft-page-break/>Byte 29-30:</text:p>
      <text:p text:style-name="P9"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 Debug”</text:p>
      <text:p text:style-name="P9">Bit 0-3: Divisor, 0=never, 1=every Sample, 2=every 2nd Sample, ...</text:p>
      <text:p text:style-name="P9">Bit 4-7: Information size (currently 9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4">Byte 53: </text:p>
      <text:p text:style-name="P9">Active Gas Flag Register (=1: Gas was set to active at the end of the dive)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 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<text:soft-page-break/>0=No Alarm</text:p>
      <text:p text:style-name="P9">1=SLOW (Currently not used)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Bit5: Gas Change (Gas1-5)</text:p>
      <text:p text:style-name="P9">Bit6: SetPoint Change (cbar)</text:p>
      <text:p text:style-name="P9">Bit7: unused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31465291" text:style-name="L3">
        <text:list-item>
          <text:p text:style-name="P26">EventByte (1 byte)</text:p>
        </text:list-item>
        <text:list-item>
          <text:p text:style-name="P26">ManualGasSet: new Values for Gas 6 (2 bytes: byte1=O2%, byte2=He%)</text:p>
        </text:list-item>
        <text:list-item>
          <text:p text:style-name="P26">Gas Change (1 byte: current Gas#)</text:p>
        </text:list-item>
        <text:list-item>
          <text:p text:style-name="P26">Temperature in 0.1°C (2 bytes: LOW:HIGH)</text:p>
        </text:list-item>
        <text:list-item>
          <text:p text:style-name="P29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6">GF value (1Byte: GF value in %)</text:p>
        </text:list-item>
        <text:list-item>
          <text:p text:style-name="P26">ppO2 Sensor Values (according to header information, t.b.d)</text:p>
        </text:list-item>
        <text:list-item>
          <text:p text:style-name="P26">Deco Debug (according to header information)</text:p>
        </text:list-item>
        <text:list-item>
          <text:p text:style-name="P29">CNS value (1Byte: CNS value in %)</text:p>
        </text:list-item>
        <text:list-item>
          <text:p text:style-name="P29">SetPoint Change (1Byte: new SetPoint in cbar)</text:p>
        </text:list-item>
      </text:list>
      <text:p text:style-name="P7"/>
      <text:p text:style-name="P9">For calculation of the available information the following rules apply:</text:p>
      <text:list xml:id="list31460264" text:style-name="L4">
        <text:list-item>
          <text:p text:style-name="P27">First sample# is 1</text:p>
        </text:list-item>
        <text:list-item>
          <text:p text:style-name="P27">if divisor == 0 the information will never appear</text:p>
        </text:list-item>
        <text:list-item>
          <text:p text:style-name="P27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 debug=0</text:p>
      <text:p text:style-name="P9">Divisor CNS=0.</text:p>
      <text:p text:style-name="P9"/>
      <text:p text:style-name="P9">Sample 1:</text:p>
      <text:p text:style-name="P9"><text:soft-page-break/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9">Output OSTC: 0x64</text:p>
      <text:p text:style-name="P9"><text:soft-page-break/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Salinity Setting</text:p>
      <text:p text:style-name="P9"><text:s/>d‘100‘ = 1.00kg/l</text:p>
      <text:p text:style-name="P9"><text:soft-page-break/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Lowest Battery voltage seen at (Temperature in 0.1 °C)</text:p>
      <text:p text:style-name="P9">Byte48:</text:p>
      <text:p text:style-name="P9"><text:soft-page-break/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97:</text:p>
      <text:p text:style-name="P4">Diluent 1 Default (%O2,%He)</text:p>
      <text:p text:style-name="P9">Byte98-99:</text:p>
      <text:p text:style-name="P4">Diluent 1 Current (%O2,%He)</text:p>
      <text:p text:style-name="P9">Byte100-101:</text:p>
      <text:p text:style-name="P4">Diluent 2 Default (%O2,%He)</text:p>
      <text:p text:style-name="P9">Byte102-103:</text:p>
      <text:p text:style-name="P4"><text:soft-page-break/>Diluent 2 Current (%O2,%He)</text:p>
      <text:p text:style-name="P9">Byte104-105:</text:p>
      <text:p text:style-name="P4">Diluent 3 Default (%O2,%He)</text:p>
      <text:p text:style-name="P9">Byte106-107:</text:p>
      <text:p text:style-name="P4">Diluent 3 Current (%O2,%He)</text:p>
      <text:p text:style-name="P9">Byte108-109:</text:p>
      <text:p text:style-name="P4">Diluent 4 Default (%O2,%He)</text:p>
      <text:p text:style-name="P9">Byte110-111:</text:p>
      <text:p text:style-name="P4">Diluent 4 Current (%O2,%He)</text:p>
      <text:p text:style-name="P4">Byte112-113:</text:p>
      <text:p text:style-name="P4">Diluent 5 Default (%O2,%He)</text:p>
      <text:p text:style-name="P9">Byte114-115:</text:p>
      <text:p text:style-name="P4">Diluent 5 Current (%O2,%He)</text:p>
      <text:p text:style-name="P9">Byte116:</text:p>
      <text:p text:style-name="P4">First Diluent (1-5)</text:p>
      <text:p text:style-name="P9">Byte117-128: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</text:span><text:span text:style-name="T3">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4"><text:soft-page-break/>Byte5-11:</text:p>
      <text:p text:style-name="P4">Time/Date vault during firmware updates</text:p>
      <text:p text:style-name="P9">Byte12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9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3-05-26T11:54:13.73</dc:date>
    <meta:editing-duration>PT07H29M36S</meta:editing-duration>
    <meta:editing-cycles>27</meta:editing-cycles>
    <meta:generator>OpenOffice.org/3.2$Win32 OpenOffice.org_project/320m18$Build-9502</meta:generator>
    <meta:document-statistic meta:table-count="1" meta:image-count="1" meta:object-count="0" meta:page-count="11" meta:paragraph-count="474" meta:word-count="2867" meta:character-count="17177"/>
  </office:meta>
</office:document-meta>
</file>